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0960000001A0FFE650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8cm"/>
    </style:style>
    <style:style style:name="gr3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0.8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name="map" draw:style-name="gr1" draw:text-style-name="P1" draw:layer="Ebene4" svg:width="27.7cm" svg:height="16.6cm" svg:x="1cm" svg:y="3.4cm">
          <text:p/>
          <draw:enhanced-geometry svg:viewBox="0 0 21600 21600" draw:type="rectangle" draw:enhanced-path="M 0 0 L 21600 0 21600 21600 0 21600 0 0 Z N"/>
        </draw:custom-shape>
        <draw:frame draw:name="title" draw:style-name="gr2" draw:text-style-name="P2" draw:layer="Ebene4" svg:width="7.1cm" svg:height="1.119cm" svg:x="1cm" svg:y="1cm">
          <draw:text-box>
            <text:p><text:span text:style-name="T1">Titel</text:span></text:p>
          </draw:text-box>
        </draw:frame>
        <draw:custom-shape draw:name="northarrow" draw:style-name="gr1" draw:text-style-name="P1" draw:layer="Ebene4" svg:width="2cm" svg:height="2cm" svg:x="26.7cm" svg:y="1.3cm">
          <text:p/>
          <draw:enhanced-geometry svg:viewBox="0 0 21600 21600" draw:type="rectangle" draw:enhanced-path="M 0 0 L 21600 0 21600 21600 0 21600 0 0 Z N"/>
        </draw:custom-shape>
        <draw:frame draw:name="scale" draw:style-name="gr2" draw:text-style-name="P3" draw:layer="Ebene4" svg:width="6.2cm" svg:height="1.05cm" svg:x="1cm" svg:y="2.3cm">
          <draw:text-box>
            <text:p><text:span text:style-name="T2">Scale</text:span></text:p>
          </draw:text-box>
        </draw:frame>
        <draw:frame draw:name="date" draw:style-name="gr3" draw:text-style-name="P4" draw:layer="Ebene4" svg:width="3cm" svg:height="1.05cm" svg:x="23.2cm" svg:y="1cm">
          <draw:text-box>
            <text:p><text:span text:style-name="T3">date</text:span></text:p>
          </draw:text-box>
        </draw:frame>
        <draw:frame draw:style-name="gr4" draw:text-style-name="P1" draw:layer="layout" svg:width="3.967cm" svg:height="0.686cm" svg:x="1cm" svg:y="1.014cm">
          <draw:image xlink:href="Pictures/10000201000000960000001A0FFE650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bene4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 </meta:initial-creator>
    <meta:creation-date>2013-04-04T10:06:19</meta:creation-date>
    <dc:date>2013-05-29T10:43:10</dc:date>
    <dc:creator>Stefan </dc:creator>
    <meta:editing-duration>PT4H27M37S</meta:editing-duration>
    <meta:editing-cycles>12</meta:editing-cycles>
    <meta:generator>LibreOffice/3.5$Linux_X86_64 LibreOffice_project/350m1$Build-2</meta:generator>
    <meta:document-statistic meta:object-count="6"/>
  </office:meta>
</office:document-meta>
</file>